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8.4375in" fo:margin-left="-0.0854in" fo:margin-top="0in" fo:margin-bottom="0in" style:page-number="auto" table:align="left" style:writing-mode="lr-tb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3.1917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868in" fo:keep-together="auto"/>
    </style:style>
    <style:style style:name="Table1.4" style:family="table-row">
      <style:table-row-properties style:min-row-height="0.0806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18" style:family="table-row">
      <style:table-row-properties style:min-row-height="0.0701in" fo:keep-together="auto"/>
    </style:style>
    <style:style style:name="Table1.26" style:family="table-row">
      <style:table-row-properties style:min-row-height="0.0514in" fo:keep-together="auto"/>
    </style:style>
    <style:style style:name="Table1.30" style:family="table-row">
      <style:table-row-properties style:min-row-height="0.0528in" fo:keep-together="auto"/>
    </style:style>
    <style:style style:name="Table1.36" style:family="table-row">
      <style:table-row-properties style:min-row-height="0.0813in" fo:keep-together="auto"/>
    </style:style>
    <style:style style:name="Table1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8" style:family="table-row">
      <style:table-row-properties style:min-row-height="0.1069in" fo:keep-together="auto"/>
    </style:style>
    <style:style style:name="Table1.39" style:family="table-row">
      <style:table-row-properties style:min-row-height="0.1132in" fo:keep-together="auto"/>
    </style:style>
    <style:style style:name="Table1.40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officeooo:rsid="0034c787" officeooo:paragraph-rsid="0034c787" style:font-size-asian="11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60daa" officeooo:paragraph-rsid="00368c79" style:font-size-asian="10pt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38f37" officeooo:paragraph-rsid="00338f37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31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32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4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37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8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9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2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fo:font-size="10pt" officeooo:rsid="00329d0d" style:font-size-asian="10pt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23b811" style:font-name-complex="Times New Roman1"/>
    </style:style>
    <style:style style:name="T11" style:family="text">
      <style:text-properties fo:font-style="normal" style:font-style-asian="normal" style:font-name-complex="Times New Roman1" style:font-style-complex="normal"/>
    </style:style>
    <style:style style:name="T12" style:family="text">
      <style:text-properties officeooo:rsid="0034c787"/>
    </style:style>
    <style:style style:name="T13" style:family="text">
      <style:text-properties officeooo:rsid="00368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table:number-columns-spanned="3" office:value-type="string">
            <text:p text:style-name="P30">MARIUS ANDREI STEFAN GARBE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29">Website: <text:span text:style-name="T4">http://mariusgarbea.github.io</text:span></text:p>
          </table:table-cell>
          <table:table-cell table:style-name="Table1.A1" office:value-type="string">
            <text:p text:style-name="P24">Email: mgarbea@drexel.edu</text:p>
          </table:table-cell>
        </table:table-row>
        <table:table-row table:style-name="Table1.3">
          <table:table-cell table:style-name="Table1.A1" office:value-type="string">
            <text:p text:style-name="P23">Philadelphia, PA</text:p>
          </table:table-cell>
          <table:table-cell table:style-name="Table1.A1" office:value-type="string">
            <text:p text:style-name="P27">LinkedIn: <text:span text:style-name="T13">https://www.linkedin.com/in/mgarbea/</text:span></text:p>
          </table:table-cell>
          <table:table-cell table:style-name="Table1.A1" office:value-type="string">
            <text:p text:style-name="P24">Mobile: 610-209-4655</text:p>
          </table:table-cell>
        </table:table-row>
        <table:table-row table:style-name="Table1.4">
          <table:table-cell table:style-name="Table1.A4" table:number-columns-spanned="3" office:value-type="string">
            <text:p text:style-name="P17">EDU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>DREXEL UNIVERSITY</text:p>
          </table:table-cell>
          <table:covered-table-cell/>
          <table:table-cell table:style-name="Table1.A1" office:value-type="string">
            <text:p text:style-name="P28">Philadelphia, PA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Bachelor of Science in Computer Science</text:p>
          </table:table-cell>
          <table:covered-table-cell/>
          <table:table-cell table:style-name="Table1.A1" office:value-type="string">
            <text:p text:style-name="P19"><text:span text:style-name="T6">09/2017 – </text:span><text:span text:style-name="T7">expected </text:span><text:span text:style-name="T8">05/</text:span><text:span text:style-name="T7">2022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1731609122480819383" text:style-name="L1">
              <text:list-item>
                <text:p text:style-name="P32">Part of Pennoni Honors Colle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5"><text:span text:style-name="T3">TUDOR VIANU NATIONAL COLLEGE OF COMPUTER SCIENCE (Ranked 1</text:span><text:span text:style-name="T1">st</text:span><text:span text:style-name="T3"> for STEM)</text:span></text:p>
          </table:table-cell>
          <table:covered-table-cell/>
          <table:table-cell table:style-name="Table1.A1" office:value-type="string">
            <text:p text:style-name="P28">Bucharest, Romania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Mathematics-Computer Science specialization</text:p>
          </table:table-cell>
          <table:covered-table-cell/>
          <table:table-cell table:style-name="Table1.A1" office:value-type="string">
            <text:p text:style-name="P26">09/2013 – 06/2017</text:p>
          </table:table-cell>
        </table:table-row>
        <table:table-row table:style-name="Table1.1">
          <table:table-cell table:style-name="Table1.A1" table:number-columns-spanned="3" office:value-type="string">
            <text:list xml:id="list3457648782610990067" text:style-name="L2">
              <text:list-item>
                <text:p text:style-name="P33">Overall GPA: 9.5 out of 10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72650709586838" text:continue-numbering="true" text:style-name="L2">
              <text:list-item>
                <text:p text:style-name="P34">Participated in multiple Computer-Science, Math, Entrepreneurship and Physics contests – national sta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8">PROFESSIONAL EXPERIENCE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2" office:value-type="string">
            <text:p text:style-name="P7">GOVITHUB Software Engineer</text:p>
          </table:table-cell>
          <table:covered-table-cell/>
          <table:table-cell table:style-name="Table1.A13" office:value-type="string">
            <text:p text:style-name="P25">10/2016 – 02/2017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Governmental program seeking to enhance public service through technology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3320891010221919285" text:style-name="WWNum7">
              <text:list-item>
                <text:p text:style-name="P35"><text:span text:style-name="T10">Contributed to the development of </text:span><text:span text:style-name="T9">web applications used by Romanian institutions and citizens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TELEKOM ROMANIA - DOLCE SPORT Intern</text:p>
          </table:table-cell>
          <table:covered-table-cell/>
          <table:table-cell table:style-name="Table1.A1" office:value-type="string">
            <text:p text:style-name="P25">02/2016 – 04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Romanian sports television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3" office:value-type="string">
            <text:list xml:id="list3485359982905319041" text:style-name="WWNum3">
              <text:list-item>
                <text:p text:style-name="P36"><text:span text:style-name="T11">Monitored</text:span><text:span text:style-name="T9"> the server’s data flow, managed input/output data stream and published sports articles, lowering the process duration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MERILEX Intern</text:p>
          </table:table-cell>
          <table:covered-table-cell/>
          <table:table-cell table:style-name="Table1.A1" office:value-type="string">
            <text:p text:style-name="P25">10/2015 – 12/2015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Hewlett-Packard and Microsoft retailer, service and call cen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3335717694839850018" text:style-name="WWNum6">
              <text:list-item>
                <text:p text:style-name="P37">Assembled and disassembled computers, installed adequate software and reviewed service reports, maximizing the process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JUNIOR ACHIEVEMENT YOUNG ENTERPRISE “Company of the Year 2016” </text:p>
          </table:table-cell>
          <table:covered-table-cell/>
          <table:table-cell table:style-name="Table1.A1" office:value-type="string">
            <text:p text:style-name="P25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Most renowned entrepreneurial contest for High-School students in Europ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72651772574243" text:continue-list="list3485359982905319041" text:style-name="WWNum3">
              <text:list-item>
                <text:p text:style-name="P38">Developed a task-management application aiming to help small companies boost work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72651693551832" text:continue-numbering="true" text:style-name="WWNum3">
              <text:list-item>
                <text:p text:style-name="P38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  <table:covered-table-cell/>
        </table:table-row>
        <table:table-row table:style-name="Table1.26">
          <table:table-cell table:style-name="Table1.A4" table:number-columns-spanned="3" office:value-type="string">
            <text:p text:style-name="P17">HONORS, AWARDS &amp; CERTIFICATION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DREXEL UNIVERSITY Founder’s Scholarship &amp; Drexel Grant</text:p>
          </table:table-cell>
          <table:covered-table-cell/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3" office:value-type="string">
            <text:p text:style-name="P3">DEVHACKS 2016 Hackathon, sponsored by Microsoft, Teamnet, SoftVision – Runner-up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JS HACKS 2016 Hackathon, sponsored by Endava and VisionMobile – Winner</text:p>
          </table:table-cell>
          <table:covered-table-cell/>
          <table:covered-table-cell/>
        </table:table-row>
        <table:table-row table:style-name="Table1.30">
          <table:table-cell table:style-name="Table1.A1" table:number-columns-spanned="3" office:value-type="string">
            <text:p text:style-name="P16"><text:span text:style-name="T5">J</text:span><text:span text:style-name="T4">UNIOR ACHIEVEMENT YOUNG ENTERPRISE “Company of the Year” – National Finalist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CERTIPORT Digital Literacy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CISCO Networking Academy IT Essentials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GOOGLE CODE-IN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JUNIOR ACHIEVEMENT YOUNG ENTERPRISE “IT &amp; Creativity”, sponsored by UBISOF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JUNIOR ACHIEVEMENT YOUNG ENTERPRISE “Global Enterprise Project-National Challenge”, sponsored by VODAFONE</text:p>
          </table:table-cell>
          <table:covered-table-cell/>
          <table:covered-table-cell/>
        </table:table-row>
        <table:table-row table:style-name="Table1.36">
          <table:table-cell table:style-name="Table1.A36" table:number-columns-spanned="3" office:value-type="string">
            <text:p text:style-name="P31">SKILLS &amp; INTERESTS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3" office:value-type="string">
            <text:p text:style-name="P6">LANGUAGES: Romanian (native), English (bilingual), German (intermediate)</text:p>
          </table:table-cell>
          <table:covered-table-cell/>
          <table:covered-table-cell/>
        </table:table-row>
        <table:table-row table:style-name="Table1.38">
          <table:table-cell table:style-name="Table1.A1" table:number-columns-spanned="3" office:value-type="string">
            <text:p text:style-name="P13">PROGRAMMING SKILLS</text:p>
          </table:table-cell>
          <table:covered-table-cell/>
          <table:covered-table-cell/>
        </table:table-row>
        <table:table-row table:style-name="Table1.39">
          <table:table-cell table:style-name="Table1.A1" table:number-columns-spanned="2" office:value-type="string">
            <text:list xml:id="list5757389422191989521" text:style-name="WWNum4">
              <text:list-item>
                <text:p text:style-name="P39">JavaScript, ReactJS, NodeJS, HTML, CSS, Git</text:p>
              </text:list-item>
            </text:list>
          </table:table-cell>
          <table:covered-table-cell/>
          <table:table-cell table:style-name="Table1.A1" office:value-type="string">
            <text:p text:style-name="P5">advanced</text:p>
          </table:table-cell>
        </table:table-row>
        <table:table-row table:style-name="Table1.40">
          <table:table-cell table:style-name="Table1.A1" table:number-columns-spanned="2" office:value-type="string">
            <text:list xml:id="list172650868122432" text:continue-numbering="true" text:style-name="WWNum4">
              <text:list-item>
                <text:p text:style-name="P40">C++, Java, SQL, MongoDB</text:p>
              </text:list-item>
            </text:list>
          </table:table-cell>
          <table:covered-table-cell/>
          <table:table-cell table:style-name="Table1.A1" office:value-type="string">
            <text:p text:style-name="P5">intermediate</text:p>
          </table:table-cell>
        </table:table-row>
        <table:table-row table:style-name="Table1.1">
          <table:table-cell table:style-name="Table1.A1" table:number-columns-spanned="2" office:value-type="string">
            <text:list xml:id="list172651720915143" text:continue-numbering="true" text:style-name="WWNum4">
              <text:list-item>
                <text:p text:style-name="P41">Python, <text:span text:style-name="T12">Kotlin</text:span><text:tab/></text:p>
              </text:list-item>
            </text:list>
          </table:table-cell>
          <table:covered-table-cell/>
          <table:table-cell table:style-name="Table1.A1" office:value-type="string">
            <text:p text:style-name="P5">beginner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INTEREST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129852684905276247" text:style-name="WWNum5">
              <text:list-item>
                <text:p text:style-name="P42">Avid reader of online programming magazines and dedicated websites (HackerNews, Reddit, Medium, Quora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72650685337726" text:continue-numbering="true" text:style-name="WWNum5">
              <text:list-item>
                <text:p text:style-name="P42">Active on programming communities (GitHub, Gitter, FreeCodeCamp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72650733409029" text:continue-numbering="true" text:style-name="WWNum5">
              <text:list-item>
                <text:p text:style-name="P42">Cryptocurrencies supporter and enthusiast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72651931598214" text:continue-numbering="true" text:style-name="WWNum5">
              <text:list-item>
                <text:p text:style-name="P42">Sports fan: basketball, football, ski, table tennis and hacky sack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7-10-13T17:26:50.392937535</dc:date>
    <meta:editing-cycles>116</meta:editing-cycles>
    <meta:editing-duration>PT5H58M38S</meta:editing-duration>
    <meta:generator>LibreOffice/5.1.6.2$Linux_X86_64 LibreOffice_project/10m0$Build-2</meta:generator>
    <meta:document-statistic meta:table-count="1" meta:image-count="0" meta:object-count="0" meta:page-count="1" meta:paragraph-count="62" meta:word-count="360" meta:character-count="2791" meta:non-whitespace-character-count="24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